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334" officeooo:paragraph-rsid="0000b334"/>
    </style:style>
    <style:style style:name="P2" style:family="paragraph" style:parent-style-name="Standard">
      <style:text-properties fo:language="lt" fo:country="LT" officeooo:rsid="0000b334" officeooo:paragraph-rsid="0000b334"/>
    </style:style>
    <style:style style:name="P3" style:family="paragraph" style:parent-style-name="Standard">
      <style:text-properties fo:language="lt" fo:country="LT" officeooo:rsid="00012e23" officeooo:paragraph-rsid="00012e23"/>
    </style:style>
    <style:style style:name="P4" style:family="paragraph" style:parent-style-name="Standard">
      <style:text-properties fo:language="lt" fo:country="LT" officeooo:rsid="0001391a" officeooo:paragraph-rsid="00012e23"/>
    </style:style>
    <style:style style:name="P5" style:family="paragraph" style:parent-style-name="Standard">
      <style:text-properties fo:language="lt" fo:country="LT" officeooo:rsid="0001391a" officeooo:paragraph-rsid="0001391a"/>
    </style:style>
    <style:style style:name="P6" style:family="paragraph" style:parent-style-name="Standard">
      <style:text-properties fo:language="lt" fo:country="LT" officeooo:rsid="00024a22" officeooo:paragraph-rsid="00024a22"/>
    </style:style>
    <style:style style:name="P7" style:family="paragraph" style:parent-style-name="Standard">
      <style:text-properties fo:language="lt" fo:country="LT" officeooo:rsid="0002a1e6" officeooo:paragraph-rsid="0002a1e6"/>
    </style:style>
    <style:style style:name="P8" style:family="paragraph" style:parent-style-name="Standard">
      <style:text-properties fo:language="lt" fo:country="LT" officeooo:rsid="000387dc" officeooo:paragraph-rsid="000387dc"/>
    </style:style>
    <style:style style:name="P9" style:family="paragraph" style:parent-style-name="Standard">
      <style:text-properties fo:language="lt" fo:country="LT" officeooo:rsid="000506ee" officeooo:paragraph-rsid="000506ee"/>
    </style:style>
    <style:style style:name="P10" style:family="paragraph" style:parent-style-name="Standard">
      <style:paragraph-properties fo:text-align="center" style:justify-single-word="false"/>
      <style:text-properties fo:font-size="18pt" fo:language="lt" fo:country="LT" officeooo:rsid="0000b334" officeooo:paragraph-rsid="0000b334" style:font-size-asian="18pt" style:font-size-complex="18pt"/>
    </style:style>
    <style:style style:name="P11" style:family="paragraph" style:parent-style-name="Standard">
      <style:text-properties officeooo:rsid="0001391a" officeooo:paragraph-rsid="0001391a"/>
    </style:style>
    <style:style style:name="P12" style:family="paragraph" style:parent-style-name="Standard">
      <style:text-properties officeooo:rsid="00024a22" officeooo:paragraph-rsid="00024a22"/>
    </style:style>
    <style:style style:name="P13" style:family="paragraph" style:parent-style-name="Standard">
      <style:text-properties officeooo:rsid="0002a1e6" officeooo:paragraph-rsid="0002a1e6"/>
    </style:style>
    <style:style style:name="P14" style:family="paragraph" style:parent-style-name="Standard">
      <style:text-properties officeooo:rsid="000387dc" officeooo:paragraph-rsid="000387dc"/>
    </style:style>
    <style:style style:name="P15" style:family="paragraph" style:parent-style-name="Standard">
      <style:text-properties fo:language="en" fo:country="US" officeooo:rsid="000506ee" officeooo:paragraph-rsid="000506ee"/>
    </style:style>
    <style:style style:name="P16" style:family="paragraph" style:parent-style-name="Standard">
      <style:text-properties fo:language="en" fo:country="US" officeooo:rsid="0005647b" officeooo:paragraph-rsid="0005647b"/>
    </style:style>
    <style:style style:name="P17" style:family="paragraph" style:parent-style-name="Standard">
      <style:text-properties fo:font-size="14pt" officeooo:rsid="0000b334" officeooo:paragraph-rsid="0000b334" style:font-size-asian="14pt" style:font-size-complex="14pt"/>
    </style:style>
    <style:style style:name="P18" style:family="paragraph" style:parent-style-name="Standard">
      <style:text-properties fo:font-size="14pt" fo:language="lt" fo:country="LT" officeooo:rsid="0000b334" officeooo:paragraph-rsid="0000b334" style:font-size-asian="14pt" style:font-size-complex="14pt"/>
    </style:style>
    <style:style style:name="P19" style:family="paragraph" style:parent-style-name="Standard">
      <style:paragraph-properties fo:break-before="page"/>
      <style:text-properties fo:language="lt" fo:country="LT" officeooo:rsid="0002a1e6" officeooo:paragraph-rsid="0002a1e6"/>
    </style:style>
    <style:style style:name="P20" style:family="paragraph" style:parent-style-name="Standard">
      <style:text-properties officeooo:rsid="00012e23" officeooo:paragraph-rsid="00012e23"/>
    </style:style>
    <style:style style:name="P21" style:family="paragraph" style:parent-style-name="Standard">
      <style:text-properties officeooo:rsid="000868a8" officeooo:paragraph-rsid="000868a8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01391a"/>
    </style:style>
    <style:style style:name="T3" style:family="text">
      <style:text-properties fo:language="lt" fo:country="LT" officeooo:rsid="00024a22"/>
    </style:style>
    <style:style style:name="T4" style:family="text">
      <style:text-properties fo:language="lt" fo:country="LT" officeooo:rsid="000387dc"/>
    </style:style>
    <style:style style:name="T5" style:family="text">
      <style:text-properties fo:language="lt" fo:country="LT" officeooo:rsid="0004b69d"/>
    </style:style>
    <style:style style:name="T6" style:family="text">
      <style:text-properties fo:language="lt" fo:country="LT" officeooo:rsid="0005647b"/>
    </style:style>
    <style:style style:name="T7" style:family="text">
      <style:text-properties fo:language="lt" fo:country="LT" officeooo:rsid="00065f64"/>
    </style:style>
    <style:style style:name="T8" style:family="text">
      <style:text-properties fo:language="lt" fo:country="LT" officeooo:rsid="00071944"/>
    </style:style>
    <style:style style:name="T9" style:family="text">
      <style:text-properties fo:language="en" fo:country="US" officeooo:rsid="0004b69d"/>
    </style:style>
    <style:style style:name="T10" style:family="text">
      <style:text-properties fo:language="en" fo:country="US" officeooo:rsid="000506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taskaita</text:p>
      <text:p text:style-name="P2"/>
      <text:p text:style-name="P2">Laimonas Beniušis, 1410102</text:p>
      <text:p text:style-name="P1"/>
      <text:p text:style-name="P17">3 U<text:span text:style-name="T1">žduotis</text:span></text:p>
      <text:p text:style-name="P18">Rašto ženklų atpažinimas naudojant neuroninius tinklus</text:p>
      <text:p text:style-name="P2"/>
      <text:p text:style-name="P2"/>
      <text:p text:style-name="P3">Norint naudoti neuronų tinklus simbolių atpažinimui, reikia paveikslėlius supaprastinti iki skaitinio pavidalo. Vienas iš intuityvių variantų – suformuoti iš paveikslėlio matricą, kuri turi pikselių vertes.</text:p>
      <text:p text:style-name="P3"/>
      <text:p text:style-name="P3">Pirma užduoties dalis: Ištirti applet’ą.</text:p>
      <text:p text:style-name="P3"/>
      <text:p text:style-name="P3">Applet’as turi 3 neuronų tiklo sluoksnius. Input, Hidden, Output.</text:p>
      <text:p text:style-name="P3">Output yra 1 neuronas, nes jis ir pasako rezultatą.</text:p>
      <text:p text:style-name="P20"><text:span text:style-name="T1">Nuo Input ir Hidden sluoksnių priklauso rezultato tikslumas. Geriausia</text:span><text:span text:style-name="T2">s I</text:span><text:span text:style-name="T1">nput </text:span><text:span text:style-name="T2">dydis būtų</text:span><text:span text:style-name="T1"> </text:span><text:span text:style-name="T2">paveikslėlių matmenų</text:span><text:span text:style-name="T1"> dydžio, </text:span><text:span text:style-name="T2">nes tada nereikia mažinti/ didinti duomenų matricos (nesikeičia informacijos kiekis).</text:span></text:p>
      <text:p text:style-name="P21"><text:span text:style-name="T2">A</text:span><text:span text:style-name="T1">pleto atveju tai neturi prasmės, nes kiekvienas neuronas turi visą matricą kaip įvedimą.</text:span></text:p>
      <text:p text:style-name="P14"><text:span text:style-name="T2">N</text:span><text:span text:style-name="T1">euroninis tinklas, besimokydamas sudaro tam tikrus ryšius </text:span><text:span text:style-name="T8">ir </text:span><text:span text:style-name="T1">neuronų svorius. </text:span><text:span text:style-name="T8">Panašiai kaip ir perceptrono atveju, v</text:span><text:span text:style-name="T5">yksta mokymas su mokytoju, nes mokymo duomenys</text:span><text:span text:style-name="T8">e</text:span><text:span text:style-name="T5"> </text:span><text:span text:style-name="T8">yra</text:span><text:span text:style-name="T5"> „teising</text:span><text:span text:style-name="T8">as</text:span><text:span text:style-name="T5"> atsakym</text:span><text:span text:style-name="T8">as</text:span><text:span text:style-name="T5">“, todėl N.tinklas gali koreguoti neuronų svorius, kad pasiektų minimalią paklaidą.</text:span></text:p>
      <text:p text:style-name="P4"/>
      <text:p text:style-name="P5">Testavimo rezultatai:</text:p>
      <text:p text:style-name="P5">Neapmokius: </text:p>
      <text:p text:style-name="P5"><text:tab/>Kaip ir buvo galima tikėtis, rezultatas prilygsta spėjimui, nes nėra jokių ryšių.</text:p>
      <text:p text:style-name="P11"><text:span text:style-name="T1">Apmokius mažai (</text:span><text:span text:style-name="T4">~</text:span><text:span text:style-name="T1">10) epochų:</text:span></text:p>
      <text:p text:style-name="P5"><text:tab/>Rezulatas truputį pagerėjo</text:p>
      <text:p text:style-name="P11"><text:span text:style-name="T1">Apmokius daug (1000</text:span><text:span text:style-name="T3">+</text:span><text:span text:style-name="T1">) epochų:</text:span></text:p>
      <text:p text:style-name="P5"><text:tab/>Tinklas gerai atpažįsta skaičius</text:p>
      <text:p text:style-name="P5">Iki tam tikro limito, tinklo rezultatas didėja proporcingai nuo apmokymo iteracijų. Labai ilgai mokyti nėra prasmės, nes „paklaida“ sumažėja labai nedaug ir didelio rezultato pokyčio nebepasieksime.</text:p>
      <text:p text:style-name="P5"/>
      <text:p text:style-name="P6">Apmokius, įvairūs simboliai:</text:p>
      <text:p text:style-name="P6">Gražūs skaičiai:</text:p>
      <text:p text:style-name="P12"><text:span text:style-name="T1"><text:tab/>Jeigu yra pateikiami tokie skaičiai, pagal kuriuos tinklas buvo apmokytas tai ir </text:span><text:span text:style-name="T4">juos</text:span><text:span text:style-name="T1"> atpažįsta gana gerai.</text:span></text:p>
      <text:p text:style-name="P6">Pabloginta kokybė (blur, sharpen):</text:p>
      <text:p text:style-name="P6"><text:tab/>Skaičių atpažinimas suprastėjo.</text:p>
      <text:p text:style-name="P6">Negražūs skaičiai:</text:p>
      <text:p text:style-name="P6"><text:tab/>Skaičių atpažinimas suprastėjo labiau, negu pabloginus kokybę.</text:p>
      <text:p text:style-name="P6">Pabloginus kokybę, matricos reikšmės pasikeitė, tačiau matrica išlaikė savo „formą“, todėl skaičius sėkmingiau atpažino, negu negražių skaičių atveju.</text:p>
      <text:p text:style-name="P6"/>
      <text:p text:style-name="P6"/>
      <text:p text:style-name="P7">Neuronų skaičius keitimas:</text:p>
      <text:p text:style-name="P7"><text:tab/>Input neuronus geriausia pakeisti į įvedimo duomenų dydį, nes nekis informacijos kiekis</text:p>
      <text:p text:style-name="P13"><text:span text:style-name="T1"><text:tab/>Hidden neuronų kiekio rezultatas priklauso nuo problemos sudėtingumo, duomenų kiekio </text:span><text:span text:style-name="T4">bei</text:span><text:span text:style-name="T1"> duomenų variacijos, todėl nėra absoliutaus „geriausio“ kiekio.</text:span></text:p>
      <text:p text:style-name="P19"/>
      <text:p text:style-name="P7">Praplėtus duomenų aibę:</text:p>
      <text:p text:style-name="P13"><text:span text:style-name="T1"><text:tab/>Kai praplėčiama simboliu, kuris yra panašus į vieną iš esamų, tai N. tinklas sunkiai juos atskiria. Taip nutinka todėl, kad šių simboli</text:span><text:span text:style-name="T5">ų</text:span><text:span text:style-name="T1"> įvedimo matricos mažai skiriasi. Pvz: 5 ir S.</text:span></text:p>
      <text:p text:style-name="P7"/>
      <text:p text:style-name="P7">Kai simbolis neproporcingas:</text:p>
      <text:p text:style-name="P13"><text:span text:style-name="T1"><text:tab/>N. tiklas tokiu atvejo taip pat šlubuoja, nes viskas priklauso nuo įvedimo matricos. Šiuo atveju jos prasmingos reikšmės </text:span><text:span text:style-name="T4">(simbolizuojančios skaičiaus pozicijas)</text:span><text:span text:style-name="T1"> yra </text:span><text:span text:style-name="T4">paplitusios</text:span><text:span text:style-name="T1"> </text:span><text:span text:style-name="T4">kitur</text:span><text:span text:style-name="T1">, </text:span><text:span text:style-name="T4">nei</text:span><text:span text:style-name="T1"> N.tinklas buvo mokytas jas atpažinti. </text:span></text:p>
      <text:p text:style-name="P14"><text:span text:style-name="T1">Dauguma HDR/OCR (Handwritten/Optical character recognition) implementacijų naudoja simbolių proporcingą didinimą/mažinimą </text:span><text:span text:style-name="T10">(scaling)</text:span><text:span text:style-name="T1"> būtent dėl šios priežasties. </text:span></text:p>
      <text:p text:style-name="P7"/>
      <text:p text:style-name="P7"/>
      <text:p text:style-name="P8">Papildomos užduotys:</text:p>
      <text:p text:style-name="P14"><text:span text:style-name="T1"><text:tab/>Rašant skaičius kreivai arba </text:span><text:span text:style-name="T9">juos </text:span><text:span text:style-name="T1">apverstus rezultatai yra prasti.</text:span></text:p>
      <text:p text:style-name="P5"/>
      <text:p text:style-name="P3"/>
      <text:p text:style-name="P15">Sukurtos programos apra<text:span text:style-name="T1">šymas:</text:span></text:p>
      <text:p text:style-name="P9"><text:tab/>Užduotis: sukurti neuronų tinklą, naudojamą simbolių atpažinimui.</text:p>
      <text:p text:style-name="P9"><text:tab/>Eiga:</text:p>
      <text:p text:style-name="P15"><text:span text:style-name="T1"><text:tab/><text:tab/>Paveikslėlis → Proporcingas dydis (šiuo atveju, visi paveikslėliai yra pateikiami vienodo dydžio) <text:tab/><text:tab/>→0/1 matrica → 0/1 masyvas → duomenų poros (masyvas, klasė) → neuronų tinklo suk</text:span><text:span text:style-name="T6">ū</text:span><text:span text:style-name="T1">rimas → apmokymas → bandymas atpažinti nematytą paveikslėlį.</text:span></text:p>
      <text:p text:style-name="P9"/>
      <text:p text:style-name="P15"><text:span text:style-name="T8">Pasinaudojau</text:span><text:span text:style-name="T1"> Java </text:span><text:span text:style-name="T6">machine learning</text:span><text:span text:style-name="T1"> biblioteka „encog“.</text:span></text:p>
      <text:p text:style-name="P9"/>
      <text:p text:style-name="P16"><text:span text:style-name="T1">Yra apmokomas atpažinti A,B,C raides. Bandoma atpažinti vien</text:span><text:span text:style-name="T7">ą</text:span><text:span text:style-name="T1"> iš </text:span><text:span text:style-name="T7">j</text:span><text:span text:style-name="T1">ų </text:span><text:span text:style-name="T7">nematytame </text:span><text:span text:style-name="T1">paveikslėlyje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2:12:54.683000000</meta:creation-date>
    <dc:date>2017-04-19T17:47:17.150738884</dc:date>
    <meta:editing-duration>PT20M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430" meta:character-count="3370" meta:non-whitespace-character-count="2962"/>
  </office:meta>
</office:document-meta>
</file>